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74" draw:master-page-name="Master1-Layout7-blank-Blank" presentation:presentation-page-layout-name="Master1-PPL7" draw:id="Slide-256">
        <draw:frame draw:id="id73" draw:style-name="a579" draw:name="TextBox 14" svg:x="0.44676in" svg:y="0.24626in" svg:width="5.48104in" svg:height="0.55098in">
          <draw:text-box>
            <text:p text:style-name="a578" text:class-names="" text:cond-style-name=""><text:span text:style-name="a575" text:class-names="">7x9 checkerboard for camera<text:s text:c="1"/></text:span><text:span text:style-name="a576" text:class-names="">calibration. <text:line-break/>Squares are: 20x20 mm if printed to 1:1 scale on a A4 paper.</text:span><text:span text:style-name="a577" text:class-names=""/></text:p>
          </draw:text-box>
          <svg:title/>
          <svg:desc/>
        </draw:frame>
        <draw:custom-shape svg:x="0.50881in" svg:y="1.25617in" svg:width="0.7874in" svg:height="0.7874in" draw:id="id74" draw:style-name="a582" draw:name="Rectangle 15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9538in" svg:y="1.25617in" svg:width="0.7874in" svg:height="0.7874in" draw:id="id75" draw:style-name="a585" draw:name="Rectangle 23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8278in" svg:y="1.25617in" svg:width="0.7874in" svg:height="0.7874in" draw:id="id76" draw:style-name="a588" draw:name="Rectangle 24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6934in" svg:y="1.25375in" svg:width="0.7874in" svg:height="0.7874in" draw:id="id77" draw:style-name="a591" draw:name="Rectangle 25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5842in" svg:y="1.25375in" svg:width="0.7874in" svg:height="0.7874in" draw:id="id78" draw:style-name="a594" draw:name="Rectangle 26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246in" svg:y="1.25375in" svg:width="0.7874in" svg:height="0.7874in" draw:id="id79" draw:style-name="a597" draw:name="Rectangle 27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265in" svg:y="1.25375in" svg:width="0.7874in" svg:height="0.7874in" draw:id="id80" draw:style-name="a600" draw:name="Rectangle 28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055in" svg:y="1.25375in" svg:width="0.7874in" svg:height="0.7874in" draw:id="id81" draw:style-name="a603" draw:name="Rectangle 29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9538in" svg:y="2.04358in" svg:width="0.7874in" svg:height="0.7874in" draw:id="id82" draw:style-name="a606" draw:name="Rectangle 102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8194in" svg:y="2.04358in" svg:width="0.7874in" svg:height="0.7874in" draw:id="id83" draw:style-name="a609" draw:name="Rectangle 103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6934in" svg:y="2.04358in" svg:width="0.7874in" svg:height="0.7874in" draw:id="id84" draw:style-name="a612" draw:name="Rectangle 104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559in" svg:y="2.04116in" svg:width="0.7874in" svg:height="0.7874in" draw:id="id85" draw:style-name="a615" draw:name="Rectangle 10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498in" svg:y="2.04116in" svg:width="0.7874in" svg:height="0.7874in" draw:id="id86" draw:style-name="a618" draw:name="Rectangle 106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2902in" svg:y="2.04116in" svg:width="0.7874in" svg:height="0.7874in" draw:id="id87" draw:style-name="a621" draw:name="Rectangle 10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307in" svg:y="2.04116in" svg:width="0.7874in" svg:height="0.7874in" draw:id="id88" draw:style-name="a624" draw:name="Rectangle 10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419in" svg:y="2.04116in" svg:width="0.7874in" svg:height="0.7874in" draw:id="id89" draw:style-name="a627" draw:name="Rectangle 10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881in" svg:y="2.83581in" svg:width="0.7874in" svg:height="0.7874in" draw:id="id90" draw:style-name="a630" draw:name="Rectangle 110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9538in" svg:y="2.83581in" svg:width="0.7874in" svg:height="0.7874in" draw:id="id91" draw:style-name="a633" draw:name="Rectangle 111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8278in" svg:y="2.83581in" svg:width="0.7874in" svg:height="0.7874in" draw:id="id92" draw:style-name="a636" draw:name="Rectangle 112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6934in" svg:y="2.8334in" svg:width="0.7874in" svg:height="0.7874in" draw:id="id93" draw:style-name="a639" draw:name="Rectangle 113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5842in" svg:y="2.8334in" svg:width="0.7874in" svg:height="0.7874in" draw:id="id94" draw:style-name="a642" draw:name="Rectangle 114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246in" svg:y="2.8334in" svg:width="0.7874in" svg:height="0.7874in" draw:id="id95" draw:style-name="a645" draw:name="Rectangle 115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265in" svg:y="2.8334in" svg:width="0.7874in" svg:height="0.7874in" draw:id="id96" draw:style-name="a648" draw:name="Rectangle 116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055in" svg:y="2.8334in" svg:width="0.7874in" svg:height="0.7874in" draw:id="id97" draw:style-name="a651" draw:name="Rectangle 117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9538in" svg:y="3.62322in" svg:width="0.7874in" svg:height="0.7874in" draw:id="id98" draw:style-name="a654" draw:name="Rectangle 118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8194in" svg:y="3.62322in" svg:width="0.7874in" svg:height="0.7874in" draw:id="id99" draw:style-name="a657" draw:name="Rectangle 119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6934in" svg:y="3.62322in" svg:width="0.7874in" svg:height="0.7874in" draw:id="id100" draw:style-name="a660" draw:name="Rectangle 120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559in" svg:y="3.6208in" svg:width="0.7874in" svg:height="0.7874in" draw:id="id101" draw:style-name="a663" draw:name="Rectangle 121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498in" svg:y="3.6208in" svg:width="0.7874in" svg:height="0.7874in" draw:id="id102" draw:style-name="a666" draw:name="Rectangle 122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2902in" svg:y="3.6208in" svg:width="0.7874in" svg:height="0.7874in" draw:id="id103" draw:style-name="a669" draw:name="Rectangle 123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307in" svg:y="3.6208in" svg:width="0.7874in" svg:height="0.7874in" draw:id="id104" draw:style-name="a672" draw:name="Rectangle 124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419in" svg:y="3.6208in" svg:width="0.7874in" svg:height="0.7874in" draw:id="id105" draw:style-name="a675" draw:name="Rectangle 125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881in" svg:y="4.42275in" svg:width="0.7874in" svg:height="0.7874in" draw:id="id106" draw:style-name="a678" draw:name="Rectangle 126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9538in" svg:y="4.42275in" svg:width="0.7874in" svg:height="0.7874in" draw:id="id107" draw:style-name="a681" draw:name="Rectangle 127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8278in" svg:y="4.42275in" svg:width="0.7874in" svg:height="0.7874in" draw:id="id108" draw:style-name="a684" draw:name="Rectangle 128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6934in" svg:y="4.42034in" svg:width="0.7874in" svg:height="0.7874in" draw:id="id109" draw:style-name="a687" draw:name="Rectangle 129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5842in" svg:y="4.42034in" svg:width="0.7874in" svg:height="0.7874in" draw:id="id110" draw:style-name="a690" draw:name="Rectangle 130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246in" svg:y="4.42034in" svg:width="0.7874in" svg:height="0.7874in" draw:id="id111" draw:style-name="a693" draw:name="Rectangle 131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265in" svg:y="4.42034in" svg:width="0.7874in" svg:height="0.7874in" draw:id="id112" draw:style-name="a696" draw:name="Rectangle 132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055in" svg:y="4.42034in" svg:width="0.7874in" svg:height="0.7874in" draw:id="id113" draw:style-name="a699" draw:name="Rectangle 133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9538in" svg:y="5.21016in" svg:width="0.7874in" svg:height="0.7874in" draw:id="id114" draw:style-name="a702" draw:name="Rectangle 134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8194in" svg:y="5.21016in" svg:width="0.7874in" svg:height="0.7874in" draw:id="id115" draw:style-name="a705" draw:name="Rectangle 135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6934in" svg:y="5.21016in" svg:width="0.7874in" svg:height="0.7874in" draw:id="id116" draw:style-name="a708" draw:name="Rectangle 136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559in" svg:y="5.20774in" svg:width="0.7874in" svg:height="0.7874in" draw:id="id117" draw:style-name="a711" draw:name="Rectangle 137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498in" svg:y="5.20774in" svg:width="0.7874in" svg:height="0.7874in" draw:id="id118" draw:style-name="a714" draw:name="Rectangle 138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2902in" svg:y="5.20774in" svg:width="0.7874in" svg:height="0.7874in" draw:id="id119" draw:style-name="a717" draw:name="Rectangle 139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307in" svg:y="5.20774in" svg:width="0.7874in" svg:height="0.7874in" draw:id="id120" draw:style-name="a720" draw:name="Rectangle 140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419in" svg:y="5.20774in" svg:width="0.7874in" svg:height="0.7874in" draw:id="id121" draw:style-name="a723" draw:name="Rectangle 141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881in" svg:y="6.01453in" svg:width="0.7874in" svg:height="0.7874in" draw:id="id122" draw:style-name="a726" draw:name="Rectangle 142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9538in" svg:y="6.01453in" svg:width="0.7874in" svg:height="0.7874in" draw:id="id123" draw:style-name="a729" draw:name="Rectangle 14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8278in" svg:y="6.01453in" svg:width="0.7874in" svg:height="0.7874in" draw:id="id124" draw:style-name="a732" draw:name="Rectangle 144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6934in" svg:y="6.01211in" svg:width="0.7874in" svg:height="0.7874in" draw:id="id125" draw:style-name="a735" draw:name="Rectangle 14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5842in" svg:y="6.01211in" svg:width="0.7874in" svg:height="0.7874in" draw:id="id126" draw:style-name="a738" draw:name="Rectangle 146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246in" svg:y="6.01211in" svg:width="0.7874in" svg:height="0.7874in" draw:id="id127" draw:style-name="a741" draw:name="Rectangle 14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265in" svg:y="6.01211in" svg:width="0.7874in" svg:height="0.7874in" draw:id="id128" draw:style-name="a744" draw:name="Rectangle 14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055in" svg:y="6.01211in" svg:width="0.7874in" svg:height="0.7874in" draw:id="id129" draw:style-name="a747" draw:name="Rectangle 14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9538in" svg:y="6.80193in" svg:width="0.7874in" svg:height="0.7874in" draw:id="id130" draw:style-name="a750" draw:name="Rectangle 150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8194in" svg:y="6.80193in" svg:width="0.7874in" svg:height="0.7874in" draw:id="id131" draw:style-name="a753" draw:name="Rectangle 151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6934in" svg:y="6.80193in" svg:width="0.7874in" svg:height="0.7874in" draw:id="id132" draw:style-name="a756" draw:name="Rectangle 152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559in" svg:y="6.79952in" svg:width="0.7874in" svg:height="0.7874in" draw:id="id133" draw:style-name="a759" draw:name="Rectangle 153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498in" svg:y="6.79952in" svg:width="0.7874in" svg:height="0.7874in" draw:id="id134" draw:style-name="a762" draw:name="Rectangle 154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2902in" svg:y="6.79952in" svg:width="0.7874in" svg:height="0.7874in" draw:id="id135" draw:style-name="a765" draw:name="Rectangle 155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307in" svg:y="6.79952in" svg:width="0.7874in" svg:height="0.7874in" draw:id="id136" draw:style-name="a768" draw:name="Rectangle 156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419in" svg:y="6.79952in" svg:width="0.7874in" svg:height="0.7874in" draw:id="id137" draw:style-name="a771" draw:name="Rectangle 157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881in" svg:y="7.58692in" svg:width="0.7874in" svg:height="0.7874in" draw:id="id138" draw:style-name="a774" draw:name="Rectangle 158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9538in" svg:y="7.58692in" svg:width="0.7874in" svg:height="0.7874in" draw:id="id139" draw:style-name="a777" draw:name="Rectangle 159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8278in" svg:y="7.58692in" svg:width="0.7874in" svg:height="0.7874in" draw:id="id140" draw:style-name="a780" draw:name="Rectangle 160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6934in" svg:y="7.5845in" svg:width="0.7874in" svg:height="0.7874in" draw:id="id141" draw:style-name="a783" draw:name="Rectangle 161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5842in" svg:y="7.5845in" svg:width="0.7874in" svg:height="0.7874in" draw:id="id142" draw:style-name="a786" draw:name="Rectangle 162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246in" svg:y="7.5845in" svg:width="0.7874in" svg:height="0.7874in" draw:id="id143" draw:style-name="a789" draw:name="Rectangle 163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265in" svg:y="7.5845in" svg:width="0.7874in" svg:height="0.7874in" draw:id="id144" draw:style-name="a792" draw:name="Rectangle 164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055in" svg:y="7.5845in" svg:width="0.7874in" svg:height="0.7874in" draw:id="id145" draw:style-name="a795" draw:name="Rectangle 165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9538in" svg:y="8.37432in" svg:width="0.7874in" svg:height="0.7874in" draw:id="id146" draw:style-name="a798" draw:name="Rectangle 166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8194in" svg:y="8.37432in" svg:width="0.7874in" svg:height="0.7874in" draw:id="id147" draw:style-name="a801" draw:name="Rectangle 167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6934in" svg:y="8.37432in" svg:width="0.7874in" svg:height="0.7874in" draw:id="id148" draw:style-name="a804" draw:name="Rectangle 168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559in" svg:y="8.3719in" svg:width="0.7874in" svg:height="0.7874in" draw:id="id149" draw:style-name="a807" draw:name="Rectangle 169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498in" svg:y="8.3719in" svg:width="0.7874in" svg:height="0.7874in" draw:id="id150" draw:style-name="a810" draw:name="Rectangle 170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2902in" svg:y="8.3719in" svg:width="0.7874in" svg:height="0.7874in" draw:id="id151" draw:style-name="a813" draw:name="Rectangle 171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307in" svg:y="8.3719in" svg:width="0.7874in" svg:height="0.7874in" draw:id="id152" draw:style-name="a816" draw:name="Rectangle 172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419in" svg:y="8.3719in" svg:width="0.7874in" svg:height="0.7874in" draw:id="id153" draw:style-name="a819" draw:name="Rectangle 173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25">
          <draw:frame draw:id="id154" draw:style-name="a822" draw:name="Slide Number Placeholder 6" svg:x="4.81102in" svg:y="10.45in" svg:width="3.68858in" svg:height="0.54961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  <draw:page-thumbnail draw:page-number="1" svg:x="2.82292in" svg:y="0.83507in" svg:width="2.85417in" svg:height="4.125in" presentation:class="page" draw:id="id155" presentation:style-name="a823" draw:name="Slide Image Placeholder 1">
            <svg:title/>
            <svg:desc/>
          </draw:page-thumbnail>
          <draw:frame draw:id="id156" presentation:style-name="a82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625in" svg:y="1.77296in" svg:width="6.375in" svg:height="3.77161in"/>
      <presentation:placeholder presentation:object="subtitle" svg:x="0.9375in" svg:y="5.69001in" svg:width="5.625in" svg:height="2.6155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2" style:display-name="Title and Content">
      <presentation:placeholder presentation:object="title" svg:x="0.51563in" svg:y="0.57678in" svg:width="6.46875in" svg:height="2.09394in"/>
      <presentation:placeholder presentation:object="object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3" style:display-name="Section Header">
      <presentation:placeholder presentation:object="title" svg:x="0.51172in" svg:y="2.70081in" svg:width="6.46875in" svg:height="4.50636in"/>
      <presentation:placeholder presentation:object="outline" svg:x="0.51172in" svg:y="7.24981in" svg:width="6.46875in" svg:height="2.36979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4" style:display-name="Two Content">
      <presentation:placeholder presentation:object="title" svg:x="0.51563in" svg:y="0.57678in" svg:width="6.46875in" svg:height="2.09394in"/>
      <presentation:placeholder presentation:object="object" svg:x="0.51563in" svg:y="2.88387in" svg:width="3.1875in" svg:height="6.87365in"/>
      <presentation:placeholder presentation:object="object" svg:x="3.79688in" svg:y="2.88387in" svg:width="3.1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5" style:display-name="Comparison">
      <presentation:placeholder presentation:object="title" svg:x="0.5166in" svg:y="0.57678in" svg:width="6.46875in" svg:height="2.09394in"/>
      <presentation:placeholder presentation:object="outline" svg:x="0.5166in" svg:y="2.65567in" svg:width="3.17285in" svg:height="1.3015in"/>
      <presentation:placeholder presentation:object="object" svg:x="0.5166in" svg:y="3.95718in" svg:width="3.17285in" svg:height="5.82041in"/>
      <presentation:placeholder presentation:object="outline" svg:x="3.79688in" svg:y="2.65567in" svg:width="3.18848in" svg:height="1.3015in"/>
      <presentation:placeholder presentation:object="object" svg:x="3.79688in" svg:y="3.95718in" svg:width="3.18848in" svg:height="5.82041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6" style:display-name="Title Only">
      <presentation:placeholder presentation:object="title" svg:x="0.51563in" svg:y="0.57678in" svg:width="6.46875in" svg:height="2.09394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7" style:display-name="Blank"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8" style:display-name="Content with Caption">
      <presentation:placeholder presentation:object="title" svg:x="0.5166in" svg:y="0.72222in" svg:width="2.41895in" svg:height="2.52778in"/>
      <presentation:placeholder presentation:object="object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9" style:display-name="Picture with Caption">
      <presentation:placeholder presentation:object="title" svg:x="0.5166in" svg:y="0.72222in" svg:width="2.41895in" svg:height="2.52778in"/>
      <presentation:placeholder presentation:object="graphic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0" style:display-name="Title and Vertical Text">
      <presentation:placeholder presentation:object="title" svg:x="0.51563in" svg:y="0.57678in" svg:width="6.46875in" svg:height="2.09394in"/>
      <presentation:placeholder presentation:object="outline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1" style:display-name="Vertical Title and Text">
      <presentation:placeholder presentation:object="title" svg:x="5.36719in" svg:y="0.57677in" svg:width="1.61719in" svg:height="9.18075in"/>
      <presentation:placeholder presentation:object="outline" svg:x="0.51563in" svg:y="0.57677in" svg:width="4.75781in" svg:height="9.1807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draw:fill="none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non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draw:fill="none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51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9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2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4" draw:name="Title Placeholder 1" svg:x="0.51563in" svg:y="0.57678in" svg:width="6.46875in" svg:height="2.0939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2.88387in" svg:width="6.46875in" svg:height="6.873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1563in" svg:y="10.0409in" svg:width="1.6875in" svg:height="0.5767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2.48438in" svg:y="10.0409in" svg:width="2.53125in" svg:height="0.5767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5.29688in" svg:y="10.0409in" svg:width="1.6875in" svg:height="0.57677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  <presentation:notes style:page-layout-name="pageLayout2" draw:style-name="a48">
        <draw:page-thumbnail svg:x="2.82292in" svg:y="0.83507in" svg:width="2.85417in" svg:height="4.125in" presentation:class="page" draw:id="id5" presentation:style-name="a32" draw:name="Slide Image Placeholder 1">
          <svg:title/>
          <svg:desc/>
        </draw:page-thumbnail>
        <draw:frame draw:id="id6" presentation:style-name="a35" draw:name="Notes Placeholder 2" svg:x="0.85in" svg:y="5.2248in" svg:width="6.79961in" svg:height="4.94961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8" draw:name="Header Placeholder 3" svg:x="0in" svg:y="0in" svg:width="3.68858in" svg:height="0.54961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Date Placeholder 4" svg:x="4.81102in" svg:y="0in" svg:width="3.68858in" svg:height="0.54961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Footer Placeholder 5" svg:x="0in" svg:y="10.45in" svg:width="3.68858in" svg:height="0.54961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Slide Number Placeholder 6" svg:x="4.81102in" svg:y="10.45in" svg:width="3.68858in" svg:height="0.54961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0.5625in" svg:y="1.77296in" svg:width="6.375in" svg:height="3.77161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0.9375in" svg:y="5.69001in" svg:width="5.625in" svg:height="2.61555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1563in" svg:y="10.0409in" svg:width="1.6875in" svg:height="0.5767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2.48438in" svg:y="10.0409in" svg:width="2.53125in" svg:height="0.5767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5.29688in" svg:y="10.0409in" svg:width="1.6875in" svg:height="0.57677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2.82292in" svg:y="0.83507in" svg:width="2.85417in" svg:height="4.1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5in" svg:y="5.2248in" svg:width="6.79961in" svg:height="4.94961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68858in" svg:height="0.54961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81102in" svg:y="0in" svg:width="3.68858in" svg:height="0.54961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0.45in" svg:width="3.68858in" svg:height="0.54961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81102in" svg:y="10.45in" svg:width="3.68858in" svg:height="0.54961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9" draw:name="Title 1" svg:x="0.51563in" svg:y="0.57678in" svg:width="6.46875in" svg:height="2.09394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6" draw:name="Content Placeholder 2" svg:x="0.51563in" svg:y="2.88387in" svg:width="6.46875in" svg:height="6.87365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51563in" svg:y="10.0409in" svg:width="1.6875in" svg:height="0.57677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2.48438in" svg:y="10.0409in" svg:width="2.53125in" svg:height="0.57677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5.29688in" svg:y="10.0409in" svg:width="1.6875in" svg:height="0.57677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2.82292in" svg:y="0.83507in" svg:width="2.85417in" svg:height="4.125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5in" svg:y="5.2248in" svg:width="6.79961in" svg:height="4.94961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68858in" svg:height="0.54961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81102in" svg:y="0in" svg:width="3.68858in" svg:height="0.54961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0.45in" svg:width="3.68858in" svg:height="0.54961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81102in" svg:y="10.45in" svg:width="3.68858in" svg:height="0.54961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1" presentation:style-name="a138" draw:name="Title 1" svg:x="0.51172in" svg:y="2.70081in" svg:width="6.46875in" svg:height="4.50636in" presentation:class="title" presentation:placeholder="false">
        <draw:text-box>
          <text:p text:style-name="a137" text:class-names="" text:cond-style-name=""><text:span text:style-name="a135" text:class-names="">Click to edit Master title style</text:span><text:span text:style-name="a136" text:class-names=""/></text:p>
        </draw:text-box>
        <svg:title/>
        <svg:desc/>
      </draw:frame>
      <draw:frame draw:id="id22" presentation:style-name="a142" draw:name="Text Placeholder 2" svg:x="0.51172in" svg:y="7.24981in" svg:width="6.46875in" svg:height="2.36979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23" presentation:style-name="a145" draw:name="Date Placeholder 3" svg:x="0.51563in" svg:y="10.0409in" svg:width="1.6875in" svg:height="0.57677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4" presentation:style-name="a148" draw:name="Footer Placeholder 4" svg:x="2.48438in" svg:y="10.0409in" svg:width="2.53125in" svg:height="0.57677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2" draw:name="Slide Number Placeholder 5" svg:x="5.29688in" svg:y="10.0409in" svg:width="1.6875in" svg:height="0.57677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</draw:text-box>
        <svg:title/>
        <svg:desc/>
      </draw:frame>
      <presentation:notes style:page-layout-name="pageLayout2" draw:style-name="a169">
        <draw:page-thumbnail svg:x="2.82292in" svg:y="0.83507in" svg:width="2.85417in" svg:height="4.125in" presentation:class="page" draw:id="id5" presentation:style-name="a153" draw:name="Slide Image Placeholder 1">
          <svg:title/>
          <svg:desc/>
        </draw:page-thumbnail>
        <draw:frame draw:id="id6" presentation:style-name="a156" draw:name="Notes Placeholder 2" svg:x="0.85in" svg:y="5.2248in" svg:width="6.79961in" svg:height="4.94961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59" draw:name="Header Placeholder 3" svg:x="0in" svg:y="0in" svg:width="3.68858in" svg:height="0.54961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8" presentation:style-name="a162" draw:name="Date Placeholder 4" svg:x="4.81102in" svg:y="0in" svg:width="3.68858in" svg:height="0.54961in" presentation:class="date-time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5" draw:name="Footer Placeholder 5" svg:x="0in" svg:y="10.45in" svg:width="3.68858in" svg:height="0.54961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81102in" svg:y="10.45in" svg:width="3.68858in" svg:height="0.54961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0">
      <draw:frame draw:id="id26" presentation:style-name="a174" draw:name="Title 1" svg:x="0.51563in" svg:y="0.57678in" svg:width="6.46875in" svg:height="2.09394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7" presentation:style-name="a191" draw:name="Content Placeholder 2" svg:x="0.51563in" svg:y="2.88387in" svg:width="3.1875in" svg:height="6.87365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3.79688in" svg:y="2.88387in" svg:width="3.1875in" svg:height="6.87365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51563in" svg:y="10.0409in" svg:width="1.6875in" svg:height="0.5767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2.48438in" svg:y="10.0409in" svg:width="2.53125in" svg:height="0.5767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5.29688in" svg:y="10.0409in" svg:width="1.6875in" svg:height="0.57677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2.82292in" svg:y="0.83507in" svg:width="2.85417in" svg:height="4.125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5in" svg:y="5.2248in" svg:width="6.79961in" svg:height="4.94961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68858in" svg:height="0.54961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81102in" svg:y="0in" svg:width="3.68858in" svg:height="0.54961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0.45in" svg:width="3.68858in" svg:height="0.54961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81102in" svg:y="10.45in" svg:width="3.68858in" svg:height="0.54961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2" presentation:style-name="a240" draw:name="Title 1" svg:x="0.5166in" svg:y="0.57678in" svg:width="6.46875in" svg:height="2.09394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44" draw:name="Text Placeholder 2" svg:x="0.5166in" svg:y="2.65567in" svg:width="3.17285in" svg:height="1.3015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5166in" svg:y="3.95718in" svg:width="3.17285in" svg:height="5.82041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3.79688in" svg:y="2.65567in" svg:width="3.18848in" svg:height="1.3015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36" presentation:style-name="a282" draw:name="Content Placeholder 5" svg:x="3.79688in" svg:y="3.95718in" svg:width="3.18848in" svg:height="5.82041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Edit Master text styles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 le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Fifth level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5" draw:name="Date Placeholder 6" svg:x="0.51563in" svg:y="10.0409in" svg:width="1.6875in" svg:height="0.57677in" presentation:class="date-time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Footer Placeholder 7" svg:x="2.48438in" svg:y="10.0409in" svg:width="2.53125in" svg:height="0.57677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9" presentation:style-name="a292" draw:name="Slide Number Placeholder 8" svg:x="5.29688in" svg:y="10.0409in" svg:width="1.6875in" svg:height="0.57677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09">
        <draw:page-thumbnail svg:x="2.82292in" svg:y="0.83507in" svg:width="2.85417in" svg:height="4.125in" presentation:class="page" draw:id="id5" presentation:style-name="a293" draw:name="Slide Image Placeholder 1">
          <svg:title/>
          <svg:desc/>
        </draw:page-thumbnail>
        <draw:frame draw:id="id6" presentation:style-name="a296" draw:name="Notes Placeholder 2" svg:x="0.85in" svg:y="5.2248in" svg:width="6.79961in" svg:height="4.94961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7" presentation:style-name="a299" draw:name="Header Placeholder 3" svg:x="0in" svg:y="0in" svg:width="3.68858in" svg:height="0.54961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8" presentation:style-name="a302" draw:name="Date Placeholder 4" svg:x="4.81102in" svg:y="0in" svg:width="3.68858in" svg:height="0.54961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5" draw:name="Footer Placeholder 5" svg:x="0in" svg:y="10.45in" svg:width="3.68858in" svg:height="0.54961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8" draw:name="Slide Number Placeholder 6" svg:x="4.81102in" svg:y="10.45in" svg:width="3.68858in" svg:height="0.54961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51563in" svg:y="0.57678in" svg:width="6.46875in" svg:height="2.09394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51563in" svg:y="10.0409in" svg:width="1.6875in" svg:height="0.5767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2.48438in" svg:y="10.0409in" svg:width="2.53125in" svg:height="0.5767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5.29688in" svg:y="10.0409in" svg:width="1.6875in" svg:height="0.57677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2.82292in" svg:y="0.83507in" svg:width="2.85417in" svg:height="4.125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5in" svg:y="5.2248in" svg:width="6.79961in" svg:height="4.94961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68858in" svg:height="0.54961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81102in" svg:y="0in" svg:width="3.68858in" svg:height="0.54961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0.45in" svg:width="3.68858in" svg:height="0.54961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81102in" svg:y="10.45in" svg:width="3.68858in" svg:height="0.54961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44" presentation:style-name="a345" draw:name="Date Placeholder 1" svg:x="0.51563in" svg:y="10.0409in" svg:width="1.6875in" svg:height="0.57677in" presentation:class="date-tim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45" presentation:style-name="a348" draw:name="Footer Placeholder 2" svg:x="2.48438in" svg:y="10.0409in" svg:width="2.53125in" svg:height="0.5767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6" presentation:style-name="a352" draw:name="Slide Number Placeholder 3" svg:x="5.29688in" svg:y="10.0409in" svg:width="1.6875in" svg:height="0.57677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2.82292in" svg:y="0.83507in" svg:width="2.85417in" svg:height="4.125in" presentation:class="page" draw:id="id5" presentation:style-name="a353" draw:name="Slide Image Placeholder 1">
          <svg:title/>
          <svg:desc/>
        </draw:page-thumbnail>
        <draw:frame draw:id="id6" presentation:style-name="a356" draw:name="Notes Placeholder 2" svg:x="0.85in" svg:y="5.2248in" svg:width="6.79961in" svg:height="4.94961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7" presentation:style-name="a359" draw:name="Header Placeholder 3" svg:x="0in" svg:y="0in" svg:width="3.68858in" svg:height="0.54961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8" presentation:style-name="a362" draw:name="Date Placeholder 4" svg:x="4.81102in" svg:y="0in" svg:width="3.68858in" svg:height="0.54961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9" presentation:style-name="a365" draw:name="Footer Placeholder 5" svg:x="0in" svg:y="10.45in" svg:width="3.68858in" svg:height="0.54961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0" presentation:style-name="a368" draw:name="Slide Number Placeholder 6" svg:x="4.81102in" svg:y="10.45in" svg:width="3.68858in" svg:height="0.54961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0">
      <draw:frame draw:id="id47" presentation:style-name="a374" draw:name="Title 1" svg:x="0.5166in" svg:y="0.72222in" svg:width="2.41895in" svg:height="2.52778in" presentation:class="title" presentation:placeholder="false">
        <draw:text-box>
          <text:p text:style-name="a373" text:class-names="" text:cond-style-name=""><text:span text:style-name="a371" text:class-names="">Click to edit Master title style</text:span><text:span text:style-name="a372" text:class-names=""/></text:p>
        </draw:text-box>
        <svg:title/>
        <svg:desc/>
      </draw:frame>
      <draw:frame draw:id="id48" presentation:style-name="a391" draw:name="Content Placeholder 2" svg:x="3.18848in" svg:y="1.5598in" svg:width="3.79688in" svg:height="7.69869in" presentation:class="object" presentation:placeholder="false">
        <draw:text-box>
          <text:list text:style-name="a377">
            <text:list-item>
              <text:p text:style-name="a376" text:class-names="" text:cond-style-name=""><text:span text:style-name="a375" text:class-names="">Edit Master text styles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Second level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hird level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Fifth level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5" draw:name="Text Placeholder 3" svg:x="0.5166in" svg:y="3.25in" svg:width="2.41895in" svg:height="6.02103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Edit Master text styles</text:span></text:p>
            </text:list-item>
          </text:list>
        </draw:text-box>
        <svg:title/>
        <svg:desc/>
      </draw:frame>
      <draw:frame draw:id="id50" presentation:style-name="a398" draw:name="Date Placeholder 4" svg:x="0.51563in" svg:y="10.0409in" svg:width="1.6875in" svg:height="0.57677in" presentation:class="date-time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1" presentation:style-name="a401" draw:name="Footer Placeholder 5" svg:x="2.48438in" svg:y="10.0409in" svg:width="2.53125in" svg:height="0.57677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2" presentation:style-name="a405" draw:name="Slide Number Placeholder 6" svg:x="5.29688in" svg:y="10.0409in" svg:width="1.6875in" svg:height="0.57677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22">
        <draw:page-thumbnail svg:x="2.82292in" svg:y="0.83507in" svg:width="2.85417in" svg:height="4.125in" presentation:class="page" draw:id="id5" presentation:style-name="a406" draw:name="Slide Image Placeholder 1">
          <svg:title/>
          <svg:desc/>
        </draw:page-thumbnail>
        <draw:frame draw:id="id6" presentation:style-name="a409" draw:name="Notes Placeholder 2" svg:x="0.85in" svg:y="5.2248in" svg:width="6.79961in" svg:height="4.94961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7" presentation:style-name="a412" draw:name="Header Placeholder 3" svg:x="0in" svg:y="0in" svg:width="3.68858in" svg:height="0.54961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8" presentation:style-name="a415" draw:name="Date Placeholder 4" svg:x="4.81102in" svg:y="0in" svg:width="3.68858in" svg:height="0.54961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9" presentation:style-name="a418" draw:name="Footer Placeholder 5" svg:x="0in" svg:y="10.45in" svg:width="3.68858in" svg:height="0.54961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1" draw:name="Slide Number Placeholder 6" svg:x="4.81102in" svg:y="10.45in" svg:width="3.68858in" svg:height="0.54961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3">
      <draw:frame draw:id="id53" presentation:style-name="a427" draw:name="Title 1" svg:x="0.5166in" svg:y="0.72222in" svg:width="2.41895in" svg:height="2.52778in" presentation:class="title" presentation:placeholder="false">
        <draw:text-box>
          <text:p text:style-name="a426" text:class-names="" text:cond-style-name=""><text:span text:style-name="a424" text:class-names="">Click to edit Master title style</text:span><text:span text:style-name="a425" text:class-names=""/></text:p>
        </draw:text-box>
        <svg:title/>
        <svg:desc/>
      </draw:frame>
      <draw:frame draw:id="id54" presentation:style-name="a431" draw:name="Picture Placeholder 2" svg:x="3.18848in" svg:y="1.5598in" svg:width="3.79688in" svg:height="7.69869in" presentation:class="graphic" presentation:placeholder="false">
        <draw:text-box>
          <text:p text:style-name="a430" text:class-names="" text:cond-style-name=""><text:span text:style-name="a428" text:class-names="">Click icon to add picture</text:span><text:span text:style-name="a429" text:class-names=""/></text:p>
        </draw:text-box>
        <svg:title/>
        <svg:desc/>
      </draw:frame>
      <draw:frame draw:id="id55" presentation:style-name="a435" draw:name="Text Placeholder 3" svg:x="0.5166in" svg:y="3.25in" svg:width="2.41895in" svg:height="6.02103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</draw:text-box>
        <svg:title/>
        <svg:desc/>
      </draw:frame>
      <draw:frame draw:id="id56" presentation:style-name="a438" draw:name="Date Placeholder 4" svg:x="0.51563in" svg:y="10.0409in" svg:width="1.6875in" svg:height="0.57677in" presentation:class="date-time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57" presentation:style-name="a441" draw:name="Footer Placeholder 5" svg:x="2.48438in" svg:y="10.0409in" svg:width="2.53125in" svg:height="0.57677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8" presentation:style-name="a445" draw:name="Slide Number Placeholder 6" svg:x="5.29688in" svg:y="10.0409in" svg:width="1.6875in" svg:height="0.57677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/></text:span><text:span text:style-name="a443" text:class-names=""/></text:p>
        </draw:text-box>
        <svg:title/>
        <svg:desc/>
      </draw:frame>
      <presentation:notes style:page-layout-name="pageLayout2" draw:style-name="a462">
        <draw:page-thumbnail svg:x="2.82292in" svg:y="0.83507in" svg:width="2.85417in" svg:height="4.125in" presentation:class="page" draw:id="id5" presentation:style-name="a446" draw:name="Slide Image Placeholder 1">
          <svg:title/>
          <svg:desc/>
        </draw:page-thumbnail>
        <draw:frame draw:id="id6" presentation:style-name="a449" draw:name="Notes Placeholder 2" svg:x="0.85in" svg:y="5.2248in" svg:width="6.79961in" svg:height="4.94961in" presentation:class="notes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7" presentation:style-name="a452" draw:name="Header Placeholder 3" svg:x="0in" svg:y="0in" svg:width="3.68858in" svg:height="0.54961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8" presentation:style-name="a455" draw:name="Date Placeholder 4" svg:x="4.81102in" svg:y="0in" svg:width="3.68858in" svg:height="0.54961in" presentation:class="date-time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9" presentation:style-name="a458" draw:name="Footer Placeholder 5" svg:x="0in" svg:y="10.45in" svg:width="3.68858in" svg:height="0.54961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Slide Number Placeholder 6" svg:x="4.81102in" svg:y="10.45in" svg:width="3.68858in" svg:height="0.54961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3">
      <draw:frame draw:id="id59" presentation:style-name="a467" draw:name="Title 1" svg:x="0.51563in" svg:y="0.57678in" svg:width="6.46875in" svg:height="2.09394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60" presentation:style-name="a484" draw:name="Vertical Text Placeholder 2" svg:x="0.51563in" svg:y="2.88387in" svg:width="6.46875in" svg:height="6.87365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Edit Master text styles</text:span></text:p>
            </text:list-item>
          </text:list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Second level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hird level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Fifth level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7" draw:name="Date Placeholder 3" svg:x="0.51563in" svg:y="10.0409in" svg:width="1.6875in" svg:height="0.57677in" presentation:class="date-time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62" presentation:style-name="a490" draw:name="Footer Placeholder 4" svg:x="2.48438in" svg:y="10.0409in" svg:width="2.53125in" svg:height="0.57677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63" presentation:style-name="a494" draw:name="Slide Number Placeholder 5" svg:x="5.29688in" svg:y="10.0409in" svg:width="1.6875in" svg:height="0.57677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/></text:span><text:span text:style-name="a492" text:class-names=""/></text:p>
        </draw:text-box>
        <svg:title/>
        <svg:desc/>
      </draw:frame>
      <presentation:notes style:page-layout-name="pageLayout2" draw:style-name="a511">
        <draw:page-thumbnail svg:x="2.82292in" svg:y="0.83507in" svg:width="2.85417in" svg:height="4.125in" presentation:class="page" draw:id="id5" presentation:style-name="a495" draw:name="Slide Image Placeholder 1">
          <svg:title/>
          <svg:desc/>
        </draw:page-thumbnail>
        <draw:frame draw:id="id6" presentation:style-name="a498" draw:name="Notes Placeholder 2" svg:x="0.85in" svg:y="5.2248in" svg:width="6.79961in" svg:height="4.94961in" presentation:class="notes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7" presentation:style-name="a501" draw:name="Header Placeholder 3" svg:x="0in" svg:y="0in" svg:width="3.68858in" svg:height="0.54961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8" presentation:style-name="a504" draw:name="Date Placeholder 4" svg:x="4.81102in" svg:y="0in" svg:width="3.68858in" svg:height="0.54961in" presentation:class="date-time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9" presentation:style-name="a507" draw:name="Footer Placeholder 5" svg:x="0in" svg:y="10.45in" svg:width="3.68858in" svg:height="0.54961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0" presentation:style-name="a510" draw:name="Slide Number Placeholder 6" svg:x="4.81102in" svg:y="10.45in" svg:width="3.68858in" svg:height="0.54961in" presentation:class="page-number" presentation:placeholder="false">
          <draw:text-box>
            <text:p text:style-name="a509" text:class-names="" text:cond-style-name=""><text:span text:style-name="a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2">
      <draw:frame draw:id="id64" presentation:style-name="a516" draw:name="Vertical Title 1" svg:x="5.36719in" svg:y="0.57677in" svg:width="1.61719in" svg:height="9.18075in" presentation:class="title" presentation:placeholder="false">
        <draw:text-box>
          <text:p text:style-name="a515" text:class-names="" text:cond-style-name=""><text:span text:style-name="a513" text:class-names="">Click to edit Master title style</text:span><text:span text:style-name="a514" text:class-names=""/></text:p>
        </draw:text-box>
        <svg:title/>
        <svg:desc/>
      </draw:frame>
      <draw:frame draw:id="id65" presentation:style-name="a533" draw:name="Vertical Text Placeholder 2" svg:x="0.51563in" svg:y="0.57677in" svg:width="4.75781in" svg:height="9.18075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Edit Master text styles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cond le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hird le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Fifth level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6" draw:name="Date Placeholder 3" svg:x="0.51563in" svg:y="10.0409in" svg:width="1.6875in" svg:height="0.57677in" presentation:class="date-time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67" presentation:style-name="a539" draw:name="Footer Placeholder 4" svg:x="2.48438in" svg:y="10.0409in" svg:width="2.53125in" svg:height="0.57677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8" presentation:style-name="a543" draw:name="Slide Number Placeholder 5" svg:x="5.29688in" svg:y="10.0409in" svg:width="1.6875in" svg:height="0.57677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/></text:span><text:span text:style-name="a541" text:class-names=""/></text:p>
        </draw:text-box>
        <svg:title/>
        <svg:desc/>
      </draw:frame>
      <presentation:notes style:page-layout-name="pageLayout2" draw:style-name="a560">
        <draw:page-thumbnail svg:x="2.82292in" svg:y="0.83507in" svg:width="2.85417in" svg:height="4.125in" presentation:class="page" draw:id="id5" presentation:style-name="a544" draw:name="Slide Image Placeholder 1">
          <svg:title/>
          <svg:desc/>
        </draw:page-thumbnail>
        <draw:frame draw:id="id6" presentation:style-name="a547" draw:name="Notes Placeholder 2" svg:x="0.85in" svg:y="5.2248in" svg:width="6.79961in" svg:height="4.94961in" presentation:class="notes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0" draw:name="Header Placeholder 3" svg:x="0in" svg:y="0in" svg:width="3.68858in" svg:height="0.54961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Date Placeholder 4" svg:x="4.81102in" svg:y="0in" svg:width="3.68858in" svg:height="0.54961in" presentation:class="date-time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Footer Placeholder 5" svg:x="0in" svg:y="10.45in" svg:width="3.68858in" svg:height="0.54961in" presentation:class="foot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Slide Number Placeholder 6" svg:x="4.81102in" svg:y="10.45in" svg:width="3.68858in" svg:height="0.54961in" presentation:class="page-number" presentation:placeholder="false">
          <draw:text-box>
            <text:p text:style-name="a558" text:class-names="" text:cond-style-name=""><text:span text:style-name="a55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1">
      <draw:frame draw:id="id69" presentation:style-name="a564" draw:name="Header Placeholder 1" svg:x="0in" svg:y="0in" svg:width="3.68858in" svg:height="0.54961in" presentation:class="head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0" presentation:style-name="a567" draw:name="Date Placeholder 2" svg:x="4.81102in" svg:y="0in" svg:width="3.68858in" svg:height="0.54961in" presentation:class="date-time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1" presentation:style-name="a570" draw:name="Footer Placeholder 3" svg:x="0in" svg:y="10.45in" svg:width="3.68858in" svg:height="0.54961in" presentation:class="footer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72" presentation:style-name="a573" draw:name="Slide Number Placeholder 4" svg:x="4.81102in" svg:y="10.45in" svg:width="3.68858in" svg:height="0.54961in" presentation:class="page-number" presentation:placeholder="false">
        <draw:text-box>
          <text:p text:style-name="a572" text:class-names="" text:cond-style-name=""><text:span text:style-name="a571" text:class-names=""><text:page-number style:num-format="1" text:fixed="false"/></text:span></text:p>
        </draw:text-box>
        <svg:title/>
        <svg:desc/>
      </draw:frame>
      <draw:page-thumbnail draw:page-number="1" svg:x="1.5in" svg:y="1.10069in" svg:width="1.67361in" svg:height="2.4184in"/>
      <draw:page-thumbnail draw:page-number="2" svg:x="1.5in" svg:y="4.28993in" svg:width="1.67361in" svg:height="2.4184in"/>
      <draw:page-thumbnail draw:page-number="3" svg:x="1.5in" svg:y="7.47917in" svg:width="1.67361in" svg:height="2.4184in"/>
      <draw:page-thumbnail draw:page-number="4" svg:x="5.32465in" svg:y="1.10069in" svg:width="1.67361in" svg:height="2.4184in"/>
      <draw:page-thumbnail draw:page-number="5" svg:x="5.32465in" svg:y="4.28993in" svg:width="1.67361in" svg:height="2.4184in"/>
      <draw:page-thumbnail draw:page-number="6" svg:x="5.32465in" svg:y="7.47917in" svg:width="1.67361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se Luis</meta:initial-creator>
    <dc:creator>Jose Luis Blanco</dc:creator>
    <meta:creation-date>2012-02-10T02:29:25Z</meta:creation-date>
    <dc:date>2018-10-16T20:39:18Z</dc:date>
    <meta:template xlink:href="Office%20Theme" xlink:type="simple"/>
    <meta:editing-cycles>2</meta:editing-cycles>
    <meta:editing-duration>PT775S</meta:editing-duration>
    <meta:document-statistic meta:paragraph-count="2" meta:word-count="7"/>
  </office:meta>
</office:document-meta>
</file>